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397cm" svg:height="0.799cm" draw:transform="skewX (0.000523598775598287) rotate (-1.82072747568049) translate (7.75086752493019cm 3.69782028849219cm)" svg:viewBox="0 0 4398 800" svg:d="M200 792c453-55 1077-192 1787-214s1541 79 2218 222c126 13 317-614 82-658-760-119-1287-150-2125-140-837 10-1757 102-2122 121-119-3 56 682 160 669z">
          <text:p/>
        </draw:path>
        <draw:path draw:style-name="gr1" draw:text-style-name="P1" draw:layer="layout" svg:width="4.304cm" svg:height="0.863cm" draw:transform="skewX (0.000174532925199491) rotate (-1.23674030796318) translate (7.64884629447282cm 3.4603888204708cm)" svg:viewBox="0 0 4305 864" svg:d="M358 860c240-5 861 21 1979-16 1116-36 1563-51 1939-55 127 2-200-799-345-789-397 26-1077 92-1986 121-908 28-1129-5-1832-57-274-20 5 802 245 796z">
          <text:p/>
        </draw:path>
        <draw:path draw:style-name="gr1" draw:text-style-name="P1" draw:layer="layout" svg:width="4.354cm" svg:height="0.993cm" draw:transform="skewX (-0.000174532925199456) rotate (-1.29660510130659) translate (5.67167328272116cm 3.63373877393167cm)" svg:viewBox="0 0 4355 994" svg:d="M141 753c321 54 1042 212 2038 237 997 25 1748-58 2132-81 126-7-18-815-396-765-375 51-1111 181-1869 153-757-28-1592-226-1975-296-127-30-71 723 70 752z">
          <text:p/>
        </draw:path>
        <draw:path draw:style-name="gr1" draw:text-style-name="P1" draw:layer="layout" svg:width="4.67cm" svg:height="0.806cm" draw:transform="skewX (-0.000523598775598274) rotate (-1.82160014030648) translate (10.1406088574435cm 3.1595295144658cm)" svg:viewBox="0 0 4671 807" svg:d="M247 807c454-74 1208-199 1939-217s1600 39 2291 206c125 14 318-615 82-658-800-144-1162-150-2040-129-877 20-2096 83-2475 125-142 16 94 690 203 673z">
          <text:p/>
        </draw:path>
        <draw:path draw:style-name="gr1" draw:text-style-name="P1" draw:layer="layout" svg:width="0.902cm" svg:height="0.661cm" draw:transform="skewX (0.00122173047639598) rotate (-2.1556561591382) translate (5.82179065192779cm 3.73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8) rotate (-2.1556561591382) translate (7.75545731859439cm 3.63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8) rotate (-2.15652882376419) translate (10.1238895804584cm 3.12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cm" draw:transform="skewX (0.00122173047639606) rotate (-2.15652882376419) translate (6.7498736382087cm 7.53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9.08199110710371cm 7.24944843716569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4.397cm" svg:height="0.799cm" draw:transform="skewX (0.000523598775598254) rotate (-1.82072747568049) translate (3.08886752493019cm 3.69782028849219cm)" svg:viewBox="0 0 4398 800" svg:d="M200 792c453-55 1077-192 1787-214s1541 79 2218 222c126 13 317-614 82-658-760-119-1287-150-2125-140-837 10-1757 102-2122 121-119-3 56 682 160 669z">
          <text:p/>
        </draw:path>
        <draw:path draw:style-name="gr1" draw:text-style-name="P1" draw:layer="layout" svg:width="4.304cm" svg:height="0.863cm" draw:transform="skewX (0.000174532925199491) rotate (-1.23674030796318) translate (2.98684629447281cm 3.4603888204708cm)" svg:viewBox="0 0 4305 864" svg:d="M358 860c240-5 861 21 1979-16 1116-36 1563-51 1939-55 127 2-200-799-345-789-397 26-1077 92-1986 121-908 28-1129-5-1832-57-274-20 5 802 245 796z">
          <text:p/>
        </draw:path>
        <draw:path draw:style-name="gr1" draw:text-style-name="P1" draw:layer="layout" svg:width="4.688cm" svg:height="0.88cm" draw:transform="skewX (-0.000174532925199402) rotate (-1.29660510130659) translate (0.782323433581185cm 3.3513561976791cm)" svg:viewBox="0 0 4689 881" svg:d="M333 881c236-3 1070-4 2185-18 1115-16 1742-74 2126-97 126-7-18-815-395-764-376 51-969 119-1877 147-909 29-2011-37-2304-48-179-9 24 788 265 780z">
          <text:p/>
        </draw:path>
        <draw:path draw:style-name="gr1" draw:text-style-name="P1" draw:layer="layout" svg:width="4.531cm" svg:height="1.01cm" draw:transform="skewX (-0.000523598775598278) rotate (-1.82160014030648) translate (5.39541807185933cm 3.22479042253992cm)" svg:viewBox="0 0 4532 1011" svg:d="M497 1011c417-175 967-284 1692-366 726-81 1514-81 2205 87 124 13 235-629 0-672-579-49-1073-97-1949-18s-1908 199-2420 364c-141 44 363 621 472 605z">
          <text:p/>
        </draw:path>
        <draw:path draw:style-name="gr1" draw:text-style-name="P1" draw:layer="layout" svg:width="0.902cm" svg:height="0.661cm" draw:transform="skewX (0.00122173047639608) rotate (-2.1556561591382) translate (0.836790651927793cm 3.49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8) rotate (-2.1556561591382) translate (3.09345731859439cm 3.63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208) rotate (-2.15652882376419) translate (5.1228895804584cm 3.162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cm" draw:transform="skewX (0.00122173047639605) rotate (-2.15652882376419) translate (2.0878736382087cm 7.53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4.41999110710371cm 7.24944843716569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5:08:53.157000000</dc:date>
    <meta:editing-duration>PT2M55S</meta:editing-duration>
    <meta:editing-cycles>3</meta:editing-cycles>
    <meta:generator>LibreOffice/24.2.4.2$Windows_X86_64 LibreOffice_project/51a6219feb6075d9a4c46691dcfe0cd9c4fff3c2</meta:generator>
    <meta:document-statistic meta:object-count="18"/>
  </office:meta>
</office:document-meta>
</file>